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2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officeooo:paragraph-rsid="0004ed05"/>
    </style:style>
    <style:style style:name="P2" style:family="paragraph" style:parent-style-name="Standard">
      <style:paragraph-properties fo:line-height="115%" fo:text-align="justify" style:justify-single-word="false"/>
      <style:text-properties style:font-name="Times New Roman" fo:font-size="14pt" officeooo:paragraph-rsid="0004ed05" style:font-size-asian="14pt" style:font-name-complex="Times New Roman1" style:font-size-complex="14pt"/>
    </style:style>
    <style:style style:name="P3" style:family="paragraph" style:parent-style-name="Standard">
      <style:paragraph-properties fo:line-height="115%" fo:text-align="justify" style:justify-single-word="false"/>
      <style:text-properties officeooo:rsid="000837a4" officeooo:paragraph-rsid="000837a4"/>
    </style:style>
    <style:style style:name="P4" style:family="paragraph" style:parent-style-name="Standard">
      <style:paragraph-properties fo:line-height="115%" fo:text-align="justify" style:justify-single-word="false"/>
      <style:text-properties officeooo:rsid="00095a6b" officeooo:paragraph-rsid="00095a6b"/>
    </style:style>
    <style:style style:name="P5" style:family="paragraph" style:parent-style-name="Standard">
      <style:paragraph-properties fo:line-height="115%" fo:text-align="justify" style:justify-single-word="false"/>
      <style:text-properties officeooo:rsid="0009c829" officeooo:paragraph-rsid="0009c829"/>
    </style:style>
    <style:style style:name="P6" style:family="paragraph" style:parent-style-name="Standard" style:list-style-name="L1">
      <style:paragraph-properties fo:line-height="115%" fo:text-align="justify" style:justify-single-word="false"/>
      <style:text-properties officeooo:rsid="0009c829" officeooo:paragraph-rsid="0009c829"/>
    </style:style>
    <style:style style:name="P7" style:family="paragraph" style:parent-style-name="Standard">
      <style:paragraph-properties fo:line-height="115%" fo:text-align="justify" style:justify-single-word="false"/>
      <style:text-properties fo:color="#000000" loext:opacity="100%" style:font-name="Times New Roman" fo:font-size="14pt" officeooo:paragraph-rsid="0009c829" style:font-size-asian="14pt" style:font-size-complex="14pt"/>
    </style:style>
    <style:style style:name="P8" style:family="paragraph" style:parent-style-name="Standard" style:list-style-name="L2">
      <style:paragraph-properties style:line-height-at-least="0.353cm" fo:text-align="start" style:justify-single-word="false"/>
      <style:text-properties fo:color="#000000" loext:opacity="100%" style:font-name="Times New Roman" fo:font-size="14pt" style:font-size-asian="14pt" style:font-size-complex="14pt"/>
    </style:style>
    <style:style style:name="P9" style:family="paragraph" style:parent-style-name="Standard" style:master-page-name="Standard">
      <style:paragraph-properties fo:line-height="115%" fo:text-align="justify" style:justify-single-word="false" style:page-number="auto"/>
      <style:text-properties officeooo:paragraph-rsid="0004ed05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594c6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837a4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095a6b" style:font-size-asian="14pt" style:font-name-complex="Times New Roman1" style:font-size-complex="14pt"/>
    </style:style>
    <style:style style:name="T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officeooo:rsid="000c4fd9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officeooo:rsid="0013715e" style:font-size-asian="14pt" style:font-name-complex="Times New Roman1" style:font-size-complex="14pt"/>
    </style:style>
    <style:style style:name="T8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9" style:family="text">
      <style:text-properties style:font-name="Times New Roman" fo:font-size="14pt" fo:language="ru" fo:country="RU" officeooo:rsid="0009c829" style:font-size-asian="14pt" style:font-name-complex="Times New Roman1" style:font-size-complex="14pt"/>
    </style:style>
    <style:style style:name="T10" style:family="text">
      <style:text-properties style:font-name="Times New Roman" fo:font-size="14pt" fo:language="ru" fo:country="RU" officeooo:rsid="000c4fd9" style:font-size-asian="14pt" style:font-name-complex="Times New Roman1" style:font-size-complex="14pt"/>
    </style:style>
    <style:style style:name="T11" style:family="text">
      <style:text-properties style:font-name="Times New Roman" fo:font-size="14pt" fo:language="ru" fo:country="RU" officeooo:rsid="000fd198" style:font-size-asian="14pt" style:font-name-complex="Times New Roman1" style:font-size-complex="14pt"/>
    </style:style>
    <style:style style:name="T12" style:family="text">
      <style:text-properties style:font-name="Times New Roman" fo:font-size="14pt" fo:language="ru" fo:country="RU" officeooo:rsid="00129b24" style:font-size-asian="14pt" style:font-name-complex="Times New Roman1" style:font-size-complex="14pt"/>
    </style:style>
    <style:style style:name="T13" style:family="text">
      <style:text-properties style:font-name="Times New Roman" fo:font-size="14pt" fo:language="ru" fo:country="RU" officeooo:rsid="0013715e" style:font-size-asian="14pt" style:font-name-complex="Times New Roman1" style:font-size-complex="14pt"/>
    </style:style>
    <style:style style:name="T14" style:family="text">
      <style:text-properties fo:language="ru" fo:country="RU" officeooo:rsid="000c4fd9" style:font-name-complex="Times New Roman1"/>
    </style:style>
    <style:style style:name="T15" style:family="text">
      <style:text-properties fo:language="ru" fo:country="RU" officeooo:rsid="000c4fd9" style:font-name-complex="Times New Roman1"/>
    </style:style>
    <style:style style:name="T16" style:family="text">
      <style:text-properties officeooo:rsid="000dfe3e"/>
    </style:style>
    <style:style style:name="T17" style:family="text">
      <style:text-properties officeooo:rsid="000e30a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Автор: Белозеров Ярослав</text:span></text:p>
      <text:p text:style-name="P1"><text:span text:style-name="T1">Тема: создание </text:span><text:span text:style-name="T2">навыка для Яндекс Алисы «Созда</text:span><text:span text:style-name="T3">й</text:span><text:span text:style-name="T2"> расписание»</text:span></text:p>
      <text:p text:style-name="P2"/>
      <text:p text:style-name="P3"><text:span text:style-name="T1"><text:tab/>Проект создан для расширения возможностей Яндекс Алисы </text:span><text:span text:style-name="T4">так, как стандартная Алиса не поддерживает какие-то напоминания.</text:span></text:p>
      <text:p text:style-name="P4"><text:span text:style-name="T1"><text:tab/>При помощи </text:span><text:span text:style-name="T5">api </text:span><text:span text:style-name="T8">Яндекс навыков было создано приложение поддерживающее создание, вывод и удаление </text:span><text:span text:style-name="T9">напоминаний.</text:span></text:p>
      <text:p text:style-name="P4"><text:span text:style-name="T9"><text:tab/>Проект структурно разделен на три слоя абстракции:</text:span></text:p>
      <text:list xml:id="list144970187" text:style-name="L1">
        <text:list-item>
          <text:p text:style-name="P6"><text:span text:style-name="T8">Слой контроллеров</text:span></text:p>
        </text:list-item>
        <text:list-item>
          <text:p text:style-name="P6"><text:span text:style-name="T8">Слой случаев использования</text:span></text:p>
        </text:list-item>
        <text:list-item>
          <text:p text:style-name="P6"><text:span text:style-name="T8">Слой репозитория</text:span></text:p>
        </text:list-item>
      </text:list>
      <text:p text:style-name="P5"><text:span text:style-name="T8"><text:tab/></text:span><text:span text:style-name="T10">Во время разработки были созданы удобные для любого проекта для навыка Яндекс Алисы классы </text:span><text:span text:style-name="T6">Message </text:span><text:span text:style-name="T10">и </text:span><text:span text:style-name="T6">Button </text:span><text:span text:style-name="T10">для удобной работы с </text:span><text:span text:style-name="T6">api </text:span><text:span text:style-name="T10">с помощью ООП.</text:span></text:p>
      <text:p text:style-name="P5"><text:span text:style-name="T10"><text:tab/></text:span><text:span text:style-name="T13">При начале <text:s/>сессии навык приветствует пользователя, а также сообщает ему одну из подсказок внесенных в файл </text:span><text:span text:style-name="T7">tips.txt. </text:span><text:span text:style-name="T13">Это сделано, чтобы не усложнять начало пользования навыком множеством нюансов, а погружать пользователя постепенно.</text:span></text:p>
      <text:p text:style-name="P5"><text:span text:style-name="T10"><text:tab/></text:span><text:span text:style-name="T11">Пользователь может создавать два вида событий: обычные(с указанием даты и времени, а также текста напоминания), события с периодичностью в днях недели, то есть пользователь может создать напоминание на каждый вторник или среду.</text:span></text:p>
      <text:p text:style-name="P5"><text:span text:style-name="T11"><text:tab/></text:span><text:span text:style-name="T12">При удалении события пользователь из появившегося списка должен выбрать нужное для удаления событие.</text:span></text:p>
      <text:p text:style-name="P7"><text:span text:style-name="T14"><text:tab/></text:span><text:span text:style-name="T14">В</text:span>озможности для развития:</text:p>
      <text:list xml:id="list668438688" text:style-name="L2">
        <text:list-item>
          <text:p text:style-name="P8">увеличить спектр воспринимаемых команд <text:span text:style-name="T16">так, как программа на данный момент воспринимает узкий спектр команд.</text:span></text:p>
        </text:list-item>
        <text:list-item>
          <text:p text:style-name="P8">усовершенствовать озвучивание информации (синтезатор), <text:span text:style-name="T16">потому что стандартный синтезатор Алисы не совершенен и требует много ручной доработки.</text:span></text:p>
        </text:list-item>
        <text:list-item>
          <text:p text:style-name="P8">добавить больше типов переодичности для событий, <text:span text:style-name="T17">например: переодичность в часах или каждый определенный день недели</text:span></text:p>
          <text:p text:style-name="P8"/>
        </text:list-item>
      </text:list>
      <text:p text:style-name="P5"><text:span text:style-name="T1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2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Объект_20_без_20_заливки" style:display-name="Объект без заливки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Заголовок_20_А0" style:display-name="Заголовок А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Текст_20_А0" style:display-name="Текст А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Графика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Обычный_7e_LT_7e_Gliederung_20_1" style:display-name="Обычный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ычный_7e_LT_7e_Gliederung_20_2" style:display-name="Обычный~LT~Gliederung 2" style:family="paragraph" style:parent-style-name="Обычный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Titel" style:display-name="Обычный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ычный_7e_LT_7e_Untertitel" style:display-name="Обычный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ычный_7e_LT_7e_Notizen" style:display-name="Обычный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ычный_7e_LT_7e_Hintergrundobjekte" style:display-name="Обычный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Обычный_7e_LT_7e_Hintergrund" style:display-name="Обычный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1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2T19:42:04.648000000</meta:creation-date>
    <meta:generator>LibreOffice/7.0.4.2$Windows_X86_64 LibreOffice_project/dcf040e67528d9187c66b2379df5ea4407429775</meta:generator>
    <dc:date>2021-04-22T20:28:14.428000000</dc:date>
    <meta:editing-duration>PT46M5S</meta:editing-duration>
    <meta:editing-cycles>13</meta:editing-cycles>
    <meta:document-statistic meta:table-count="0" meta:image-count="0" meta:object-count="0" meta:page-count="1" meta:paragraph-count="17" meta:word-count="210" meta:character-count="1531" meta:non-whitespace-character-count="1335"/>
  </office:meta>
</office:document-meta>
</file>